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Table of Contents</text:p>
          <text:p text:style-name="Contents1"><text:a xlink:href="#__RefHeading___Toc1733_2836005373" office:target-frame-name="_top" xlink:show="replace"><text:s/>1 <text:s/>executable visit, Oct. 4, 2019<text:tab/>1</text:a></text:p>
          <text:p text:style-name="Contents2"><text:a xlink:href="#__RefHeading___Toc9840_2069762445" office:target-frame-name="_top" xlink:show="replace"><text:s/>1.1 <text:s/>Download<text:tab/>1</text:a></text:p>
          <text:p text:style-name="Contents1"><text:a xlink:href="#__RefHeading___Toc10775_269518961" office:target-frame-name="_top" xlink:show="replace"><text:s/>2 <text:s/>How to run 'Visit'<text:tab/>1</text:a></text:p>
          <text:p text:style-name="Contents3"><text:a xlink:href="#__RefHeading__457_1666675975" office:target-frame-name="_top" xlink:show="replace"><text:s/>2.1.1 <text:s/>Find the file you want to open<text:tab/>1</text:a></text:p>
          <text:p text:style-name="Contents3"><text:a xlink:href="#__RefHeading__295_1399075799" office:target-frame-name="_top" xlink:show="replace"><text:s/>2.1.2 <text:s/>Slow update after changing bathymetry<text:tab/>1</text:a></text:p>
          <text:p text:style-name="Contents3"><text:a xlink:href="#__RefHeading___Toc10564_269518961" office:target-frame-name="_top" xlink:show="replace"><text:s/>2.1.3 <text:s/>Save a figure from window<text:tab/>1</text:a></text:p>
          <text:p text:style-name="Contents1"><text:a xlink:href="#__RefHeading___Toc20103_269518961" office:target-frame-name="_top" xlink:show="replace"><text:s/>3 <text:s/>show the mesh infomation in visit<text:tab/>1</text:a></text:p>
          <text:p text:style-name="Contents2"><text:a xlink:href="#__RefHeading___Toc20105_269518961" office:target-frame-name="_top" xlink:show="replace"><text:s/>3.1 <text:s/>Show the cell number, Feb. 20, 2019<text:tab/>1</text:a></text:p>
          <text:p text:style-name="Contents1"><text:a xlink:href="#__RefHeading___Toc10777_269518961" office:target-frame-name="_top" xlink:show="replace"><text:s/>4 <text:s/>tricky skills<text:tab/>2</text:a></text:p>
          <text:p text:style-name="Contents2"><text:a xlink:href="#__RefHeading___Toc10779_269518961" office:target-frame-name="_top" xlink:show="replace"><text:s/>4.1 <text:s/>Window 1<text:tab/>2</text:a></text:p>
        </text:index-body>
      </text:table-of-content>
      <text:h text:style-name="Heading1" text:outline-level="1"><text:bookmark-start text:name="__RefHeading___Toc14218_2028135211"/><text:bookmark-end text:name="__RefHeading___Toc14218_2028135211"/></text:h>
      <text:h text:style-name="Heading1" text:outline-level="1"><text:bookmark-start text:name="__RefHeading___Toc1733_2836005373"/>executable visit, Oct. 4, 2019<text:bookmark-end text:name="__RefHeading___Toc1733_2836005373"/></text:h>
      <text:h text:style-name="Heading2" text:outline-level="2"><text:bookmark-start text:name="__RefHeading___Toc9840_2069762445"/>Download<text:bookmark-end text:name="__RefHeading___Toc9840_2069762445"/></text:h>
      <text:p text:style-name="Textbody"><text:a xlink:href="https://wci.llnl.gov/simulation/computer-codes/visit/executables" office:target-frame-name="_top" xlink:show="replace">https://wci.llnl.gov/simulation/computer-codes/visit/executables</text:a></text:p>
      <text:p text:style-name="Textbody"/>
      <text:p text:style-name="Textbody">It is strange that 'visit3_0_1.linux-x86_64-ubuntu18' works instead of debian9 version. <text:s text:c="2"/>Oct. 5, 2019</text:p>
      <text:p text:style-name="Textbody"/>
      <text:h text:style-name="Heading1" text:outline-level="1"><text:bookmark-start text:name="__RefHeading___Toc10775_269518961"/>How to run 'Visit'<text:bookmark-end text:name="__RefHeading___Toc10775_269518961"/></text:h>
      <text:p text:style-name="Standard">Direct to 'bin' folder of<text:s/>'Visit', type 'visit' to run.</text:p>
      <text:h text:style-name="Heading3" text:outline-level="3"><text:bookmark-start text:name="__RefHeading__457_1666675975"/>Find the file you want to open<text:bookmark-end text:name="__RefHeading__457_1666675975"/></text:h>
      <text:p text:style-name="Standard">Click 'Open' --&gt; Change the path to a big direction --&gt; Click refresh --&gt; Choose the desired folder</text:p>
      <text:p text:style-name="Textbody"/>
      <text:h text:style-name="Heading1" text:outline-level="1"><text:bookmark-start text:name="__RefHeading___Toc20103_269518961"/>show mesh infomation in visit<text:bookmark-end text:name="__RefHeading___Toc20103_269518961"/></text:h>
      <text:h text:style-name="Heading2" text:outline-level="2"><text:bookmark-start text:name="__RefHeading___Toc20105_269518961"/>Show the cell number, Feb. 20, 2019<text:bookmark-end text:name="__RefHeading___Toc20105_269518961"/></text:h>
      <text:p text:style-name="Textbody">Add -&gt; label -&gt; mesh</text:p>
      <text:p text:style-name="Textbody"/>
      <text:h text:style-name="Heading1" text:outline-level="1"><text:bookmark-start text:name="__RefHeading___Toc10777_269518961"/>tricky<text:s/>skills<text:bookmark-end text:name="__RefHeading___Toc10777_269518961"/></text:h>
      <text:h text:style-name="Heading2" text:outline-level="2"><text:bookmark-start text:name="__RefHeading___Toc10779_269518961"/>Window 1<text:bookmark-end text:name="__RefHeading___Toc10779_269518961"/></text:h>
      <text:p text:style-name="Textbody">Please do not close it.</text:p>
      <text:h text:style-name="Heading2" text:outline-level="2">Adjusting the output display</text:h>
      <text:p text:style-name="Normal">Controls -&gt; Annotations</text:p>
      <text:p text:style-name="Normal"/>
      <text:soft-page-break/>
      <text:h text:style-name="Heading2" text:outline-level="2">Save a figure from window</text:h>
      <text:p text:style-name="Normal">'File' --&gt; 'Set save options' --&gt; 'save'</text:p>
      <text:p text:style-name="Textbody">Confirmed on Oct. 7, 201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5-08T14:12:00Z</dc:date>
    <meta:template xlink:href="Normal.dotm" xlink:type="simple"/>
    <meta:editing-cycles>80</meta:editing-cycles>
    <meta:editing-duration>PT1501800S</meta:editing-duration>
    <meta:user-defined meta:name="Info 1"/>
    <meta:user-defined meta:name="Info 2"/>
    <meta:user-defined meta:name="Info 3"/>
    <meta:user-defined meta:name="Info 4"/>
    <meta:document-statistic meta:page-count="2" meta:paragraph-count="3" meta:word-count="248" meta:character-count="1662" meta:row-count="11" meta:non-whitespace-character-count="1417"/>
  </office:meta>
</office:document-meta>
</file>